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a0a" officeooo:paragraph-rsid="00185a0a"/>
    </style:style>
    <style:style style:name="P2" style:family="paragraph" style:parent-style-name="Standard">
      <style:paragraph-properties fo:text-align="start" style:justify-single-word="false"/>
      <style:text-properties officeooo:rsid="00185a0a" officeooo:paragraph-rsid="00185a0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85a0a" officeooo:paragraph-rsid="00185a0a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85a0a" officeooo:paragraph-rsid="00185a0a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85a0a" officeooo:paragraph-rsid="00185a0a"/>
    </style:style>
    <style:style style:name="P6" style:family="paragraph" style:parent-style-name="Standard">
      <style:paragraph-properties fo:text-align="start" style:justify-single-word="false"/>
      <style:text-properties officeooo:rsid="001a3e4b" officeooo:paragraph-rsid="001a3e4b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a3e4b" officeooo:paragraph-rsid="001a3e4b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a3e4b" officeooo:paragraph-rsid="001a3e4b"/>
    </style:style>
    <style:style style:name="P9" style:family="paragraph" style:parent-style-name="Standard">
      <style:paragraph-properties fo:text-align="start" style:justify-single-word="false"/>
      <style:text-properties officeooo:rsid="001b398d" officeooo:paragraph-rsid="001b398d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b398d" officeooo:paragraph-rsid="001b398d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146in" fo:min-width="1.6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2465in" fo:min-width="2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2465in" fo:min-width="3.3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83in" fo:min-width="1.5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99in" fo:min-width="1.57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91in" fo:min-width="1.57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99in" fo:min-width="1.5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91in" fo:min-width="1.57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291in" fo:min-width="1.5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LCS</text:p>
      <text:p text:style-name="P1">(Raid-Like Cloud Storage)</text:p>
      <text:p text:style-name="P2"/>
      <text:p text:style-name="P2">Description: </text:p>
      <text:p text:style-name="P2"><text:tab/>Mountable virtual filesystem for distribution of files across multiple cloud providers with optional parity.</text:p>
      <text:p text:style-name="P2"/>
      <text:p text:style-name="P6">Why?</text:p>
      <text:list xml:id="list3879057977227948852" text:style-name="L5">
        <text:list-item>
          <text:p text:style-name="P7">Solves the age old question of what happens if the company managing your cloud storage closes its doors - In the event of a cloud provider going under, files will not be lost</text:p>
        </text:list-item>
        <text:list-item>
          <text:p text:style-name="P7">Prevent MITM snooping through pre-transfer encryption</text:p>
        </text:list-item>
        <text:list-item>
          <text:p text:style-name="P7">Require access to (n-1) cloud accounts and AES keys for a third-party to view your data.</text:p>
        </text:list-item>
      </text:list>
      <text:p text:style-name="P2"/>
      <text:p text:style-name="P2">Features:</text:p>
      <text:list xml:id="list1109038138038234442" text:style-name="L3">
        <text:list-item>
          <text:p text:style-name="P5">Distribute files across multple cloud providers</text:p>
        </text:list-item>
        <text:list-item>
          <text:p text:style-name="P5">Allow for RAID0, RAID1, and RAID6 like distribution to optimize for space and bandwidth</text:p>
        </text:list-item>
        <text:list-item>
          <text:p text:style-name="P8">Mountable FUSE drives</text:p>
        </text:list-item>
        <text:list-item>
          <text:p text:style-name="P8">Optional AES256 Encryption</text:p>
        </text:list-item>
      </text:list>
      <text:p text:style-name="P2"/>
      <text:p text:style-name="P2">Cloud Providers with REST services:</text:p>
      <text:list xml:id="list1026855681029771146" text:style-name="L2">
        <text:list-item>
          <text:p text:style-name="P4">Dropbox</text:p>
        </text:list-item>
        <text:list-item>
          <text:p text:style-name="P4">Google Drive</text:p>
        </text:list-item>
        <text:list-item>
          <text:p text:style-name="P4">OneDrive</text:p>
        </text:list-item>
        <text:list-item>
          <text:p text:style-name="P4">Mega (mega.co.nz)</text:p>
        </text:list-item>
      </text:list>
      <text:p text:style-name="P2"/>
      <text:p text:style-name="P2">Technologies:</text:p>
      <text:list xml:id="list442852395668731477" text:style-name="L1">
        <text:list-item>
          <text:p text:style-name="P3">FUSE (File system in userspace)</text:p>
        </text:list-item>
        <text:list-item>
          <text:p text:style-name="P3">curl (for interacting with REST APIs)</text:p>
        </text:list-item>
        <text:list-item>
          <text:p text:style-name="P3">OpenMP or C++11 threads</text:p>
        </text:list-item>
      </text:list>
      <text:p text:style-name="P2"/>
      <text:p text:style-name="P9"/>
      <text:p text:style-name="P10"><draw:g text:anchor-type="paragraph" draw:z-index="0" draw:name="Shape1" draw:style-name="gr1"><draw:custom-shape draw:style-name="gr2" draw:text-style-name="P12" xml:id="id2" draw:id="id2" svg:width="1.8551in" svg:height="1.1134in" svg:x="3.3575in" svg:y="0.539in"><text:p text:style-name="P11"><text:span text:style-name="T1">main.cpp</text:span></text:p><draw:enhanced-geometry svg:viewBox="0 0 21600 21600" draw:type="rectangle" draw:enhanced-path="M 0 0 L 21600 0 21600 21600 0 21600 0 0 Z N"/></draw:custom-shape><draw:custom-shape draw:style-name="gr3" draw:text-style-name="P12" xml:id="id1" draw:id="id1" svg:width="2.4122in" svg:height="1.3453in" svg:x="0.5701in" svg:y="2.5453in"><text:p text:style-name="P11"><text:span text:style-name="T1">FUSE_Bi</text:span><text:span text:style-name="T1">ndings.c</text:span><text:span text:style-name="T1">pp</text:span></text:p><draw:enhanced-geometry svg:viewBox="0 0 21600 21600" draw:type="rectangle" draw:enhanced-path="M 0 0 L 21600 0 21600 21600 0 21600 0 0 Z N"/></draw:custom-shape><draw:connector draw:style-name="gr4" draw:text-style-name="P12" svg:x1="1.7756in" svg:y1="2.5453in" svg:x2="3.3575in" svg:y2="1.0953in" draw:start-shape="id1" draw:start-glue-point="0" draw:end-shape="id2" draw:end-glue-point="3" svg:d="M4510 6465v-3683h4018" svg:viewBox="0 0 4020 3685"><text:p text:style-name="P11"><text:span text:style-name="T1">Has a:</text:span></text:p></draw:connector><draw:custom-shape draw:style-name="gr5" draw:text-style-name="P12" xml:id="id3" draw:id="id3" svg:width="3.526in" svg:height="1.3453in" svg:x="3.7311in" svg:y="2.5555in"><text:p text:style-name="P11"><text:span text:style-name="T1">Cloud_Stora</text:span><text:span text:style-name="T1">ge_Base_Cl</text:span><text:span text:style-name="T1">ass.cpp</text:span></text:p><draw:enhanced-geometry svg:viewBox="0 0 21600 21600" draw:type="rectangle" draw:enhanced-path="M 0 0 L 21600 0 21600 21600 0 21600 0 0 Z N"/></draw:custom-shape><draw:connector draw:style-name="gr6" draw:text-style-name="P12" svg:x1="5.2122in" svg:y1="1.0953in" svg:x2="5.4933in" svg:y2="2.5555in" draw:start-shape="id2" draw:start-glue-point="1" draw:end-shape="id3" svg:d="M13239 2782h714v3709" svg:viewBox="0 0 716 3711"><text:p text:style-name="P11"><text:span text:style-name="T1">Vector of:</text:span></text:p></draw:connector><draw:custom-shape draw:style-name="gr7" draw:text-style-name="P12" xml:id="id4" draw:id="id4" svg:width="1.7713in" svg:height="0.9276in" svg:x="-0.6217in" svg:y="4.7791in"><text:p text:style-name="P11"><text:span text:style-name="T1">FILE_IO.cpp</text:span></text:p><draw:enhanced-geometry svg:viewBox="0 0 21600 21600" draw:type="rectangle" draw:enhanced-path="M 0 0 L 21600 0 21600 21600 0 21600 0 0 Z N"/></draw:custom-shape><draw:connector draw:style-name="gr8" draw:text-style-name="P12" svg:x1="1.7756in" svg:y1="3.8906in" svg:x2="0.2638in" svg:y2="4.7795in" draw:start-shape="id1" draw:end-shape="id4" svg:d="M4510 9882v1127h-3840v1131" svg:viewBox="0 0 3842 2260"><text:p text:style-name="P11"><text:span text:style-name="T1">Has a:</text:span></text:p></draw:connector><draw:custom-shape draw:style-name="gr9" draw:text-style-name="P12" xml:id="id5" draw:id="id5" svg:width="1.7717in" svg:height="0.9287in" svg:x="3.1902in" svg:y="4.9909in"><text:p text:style-name="P11"><text:span text:style-name="T1">Dropbox.cpp</text:span></text:p><draw:enhanced-geometry svg:viewBox="0 0 21600 21600" draw:type="rectangle" draw:enhanced-path="M 0 0 L 21600 0 21600 21600 0 21600 0 0 Z N"/></draw:custom-shape><draw:custom-shape draw:style-name="gr10" draw:text-style-name="P12" xml:id="id7" draw:id="id7" svg:width="1.7717in" svg:height="0.928in" svg:x="3.1902in" svg:y="6.5224in"><text:p text:style-name="P11"><text:span text:style-name="T1">OneD</text:span><text:span text:style-name="T1">rive.c</text:span><text:span text:style-name="T1">pp</text:span></text:p><draw:enhanced-geometry svg:viewBox="0 0 21600 21600" draw:type="rectangle" draw:enhanced-path="M 0 0 L 21600 0 21600 21600 0 21600 0 0 Z N"/></draw:custom-shape><draw:custom-shape draw:style-name="gr11" draw:text-style-name="P12" xml:id="id6" draw:id="id6" svg:width="1.7713in" svg:height="0.9287in" svg:x="5.8594in" svg:y="4.9909in"><text:p text:style-name="P11"><text:span text:style-name="T1">GDrive.cpp</text:span></text:p><draw:enhanced-geometry svg:viewBox="0 0 21600 21600" draw:type="rectangle" draw:enhanced-path="M 0 0 L 21600 0 21600 21600 0 21600 0 0 Z N"/></draw:custom-shape><draw:custom-shape draw:style-name="gr12" draw:text-style-name="P12" xml:id="id9" draw:id="id9" svg:width="1.7717in" svg:height="0.928in" svg:x="5.8421in" svg:y="6.5224in"><text:p text:style-name="P11"><text:span text:style-name="T1">Mega.cp</text:span><text:span text:style-name="T1">p</text:span></text:p><draw:enhanced-geometry svg:viewBox="0 0 21600 21600" draw:type="rectangle" draw:enhanced-path="M 0 0 L 21600 0 21600 21600 0 21600 0 0 Z N"/></draw:custom-shape><draw:connector draw:style-name="gr13" draw:text-style-name="P12" svg:x1="4.9618in" svg:y1="5.4547in" svg:x2="5.4937in" svg:y2="3.9008in" draw:start-shape="id5" draw:start-glue-point="1" draw:end-shape="id3" svg:d="M12603 13855h1351v-3947" svg:viewBox="0 0 1353 3949"><text:p/></draw:connector><draw:connector draw:style-name="gr14" draw:text-style-name="P12" svg:x1="6.7453in" svg:y1="4.9909in" svg:x2="5.4937in" svg:y2="3.9008in" draw:start-shape="id6" draw:end-shape="id3" draw:end-glue-point="2" svg:d="M17133 12677v-1386h-3179v-1383" svg:viewBox="0 0 3180 2771"><text:p text:style-name="P11"><text:span text:style-name="T1">Children:</text:span></text:p></draw:connector><draw:connector draw:style-name="gr15" draw:text-style-name="P12" xml:id="id8" draw:id="id8" svg:x1="4.9618in" svg:y1="6.9862in" svg:x2="5.4937in" svg:y2="3.9008in" draw:start-shape="id7" draw:start-glue-point="1" draw:end-shape="id3" draw:end-glue-point="2" svg:d="M12603 17745h1351v-7837" svg:viewBox="0 0 1353 7839"><text:p/></draw:connector><draw:connector draw:style-name="gr16" draw:text-style-name="P12" svg:x1="5.2657in" svg:y1="6.9862in" svg:x2="5.2657in" svg:y2="6.9862in" draw:start-shape="id8" draw:start-glue-point="0" draw:end-shape="id8" draw:end-glue-point="0" svg:d="M13375 17745z" svg:viewBox="0 0 2 2"><text:p/></draw:connector><draw:connector draw:style-name="gr17" draw:text-style-name="P12" svg:x1="5.8425in" svg:y1="6.9862in" svg:x2="5.4937in" svg:y2="3.9008in" draw:start-shape="id9" draw:start-glue-point="3" draw:end-shape="id3" svg:d="M14840 17745h-886v-7837" svg:viewBox="0 0 887 7839"><text:p/></draw:connector><draw:connector draw:style-name="gr18" draw:text-style-name="P13" draw:type="line" svg:x1="2.9819in" svg:y1="3.2173in" svg:x2="3.7311in" svg:y2="3.228in" draw:start-shape="id1" draw:start-glue-point="1" draw:end-shape="id3" draw:end-glue-point="3" svg:d="M7574 8172l1903 27" svg:viewBox="0 0 1905 28"><text:p/></draw:connector><draw:custom-shape draw:style-name="gr19" draw:text-style-name="P12" xml:id="id10" draw:id="id10" svg:width="1.7713in" svg:height="0.928in" svg:x="1.2776in" svg:y="4.787in"><text:p text:style-name="P11"><text:span text:style-name="T1">Crypto.cpp</text:span></text:p><draw:enhanced-geometry svg:viewBox="0 0 21600 21600" draw:type="rectangle" draw:enhanced-path="M 0 0 L 21600 0 21600 21600 0 21600 0 0 Z N"/></draw:custom-shape><draw:connector draw:style-name="gr20" draw:text-style-name="P12" svg:x1="2.1634in" svg:y1="4.787in" svg:x2="1.7756in" svg:y2="3.8906in" draw:start-shape="id10" draw:start-glue-point="0" draw:end-shape="id1" svg:d="M5495 12159v-1139h-985v-1138" svg:viewBox="0 0 986 2279"><text:p/></draw:connector></draw:g>Overview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5:52:38.100819570</meta:creation-date>
    <dc:date>2017-01-20T06:17:21.062699886</dc:date>
    <meta:editing-duration>PT24M43S</meta:editing-duration>
    <meta:editing-cycles>5</meta:editing-cycles>
    <meta:generator>LibreOffice/5.2.4.2.0$Linux_X86_64 LibreOffice_project/20m0$Build-2</meta:generator>
    <meta:document-statistic meta:table-count="0" meta:image-count="0" meta:object-count="0" meta:page-count="2" meta:paragraph-count="23" meta:word-count="144" meta:character-count="880" meta:non-whitespace-character-count="771"/>
  </office:meta>
</office:document-meta>
</file>